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ef Ruqaa" svg:font-family="'Aref Ruqaa'" style:font-adornments="Regular" style:font-pitch="variable"/>
    <style:font-face style:name="Fixedsys 8514oem (Unicode)" svg:font-family="'Fixedsys 8514oem (Unicode)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cccccc"/>
    </style:style>
    <style:style style:name="gr1" style:family="graphic" style:parent-style-name="objectwithoutfill">
      <style:graphic-properties draw:marker-end="Arrowheads_20_1" draw:marker-end-width="0.3cm" draw:fill="none" draw:textarea-vertical-align="middle" draw:shadow="hidden" draw:shadow-offset-x="0.203cm" draw:shadow-offset-y="0.203cm" loext:decorative="false"/>
      <style:paragraph-properties style:writing-mode="lr-tb"/>
    </style:style>
    <style:style style:name="gr2" style:family="graphic" style:parent-style-name="standard">
      <style:graphic-properties svg:stroke-color="#ff8000" draw:fill="solid" draw:fill-color="#ffe994" draw:textarea-horizontal-align="justify" draw:textarea-vertical-align="middle" draw:auto-grow-height="false" fo:min-height="1.338cm" fo:min-width="4.01cm" draw:shadow="visible" draw:shadow-offset-x="0.203cm" draw:shadow-offset-y="0.203cm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draw:shadow="hidden" draw:shadow-offset-x="0.203cm" draw:shadow-offset-y="0.203cm" loext:decorative="false"/>
    </style:style>
    <style:style style:name="gr4" style:family="graphic" style:parent-style-name="standard">
      <style:graphic-properties draw:fill="solid" draw:fill-color="#ffb4b4" draw:textarea-horizontal-align="justify" draw:textarea-vertical-align="middle" draw:auto-grow-height="false" fo:min-height="1.501cm" fo:min-width="2.542cm" draw:shadow="hidden" draw:shadow-offset-x="0.203cm" draw:shadow-offset-y="0.203cm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ffdab4" draw:textarea-horizontal-align="justify" draw:textarea-vertical-align="middle" draw:auto-grow-height="false" fo:min-height="1.5cm" fo:min-width="4.5cm" draw:shadow="hidden" draw:shadow-offset-x="0.203cm" draw:shadow-offset-y="0.203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ffffb4" draw:textarea-horizontal-align="justify" draw:textarea-vertical-align="middle" draw:auto-grow-height="false" fo:min-height="1.626cm" fo:min-width="2cm" draw:shadow="hidden" draw:shadow-offset-x="0.203cm" draw:shadow-offset-y="0.203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fill="solid" draw:fill-color="#ffdab4" draw:textarea-horizontal-align="justify" draw:textarea-vertical-align="middle" draw:auto-grow-height="false" fo:min-height="1.5cm" fo:min-width="4.5cm" draw:shadow="hidden" draw:shadow-offset-x="0.203cm" draw:shadow-offset-y="0.203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fill="solid" draw:fill-color="#ffffb4" draw:textarea-horizontal-align="justify" draw:textarea-vertical-align="middle" draw:auto-grow-height="false" fo:min-height="1.626cm" fo:min-width="2cm" draw:shadow="hidden" draw:shadow-offset-x="0.203cm" draw:shadow-offset-y="0.203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fill="solid" draw:fill-color="#ffdab4" draw:textarea-horizontal-align="justify" draw:textarea-vertical-align="middle" draw:auto-grow-height="false" fo:min-height="1.5cm" fo:min-width="4.5cm" draw:shadow="hidden" draw:shadow-offset-x="0.203cm" draw:shadow-offset-y="0.203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fill="solid" draw:fill-color="#ffdab4" draw:textarea-horizontal-align="justify" draw:textarea-vertical-align="middle" draw:auto-grow-height="false" fo:min-height="1.5cm" fo:min-width="4.5cm" draw:shadow="hidden" draw:shadow-offset-x="0.203cm" draw:shadow-offset-y="0.203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fill="solid" draw:fill-color="#ffffb4" draw:textarea-horizontal-align="justify" draw:textarea-vertical-align="middle" draw:auto-grow-height="false" fo:min-height="1.626cm" fo:min-width="2cm" draw:shadow="hidden" draw:shadow-offset-x="0.203cm" draw:shadow-offset-y="0.203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fill="solid" draw:fill-color="#ffdab4" draw:textarea-horizontal-align="justify" draw:textarea-vertical-align="middle" draw:auto-grow-height="false" fo:min-height="1.5cm" fo:min-width="4.5cm" draw:shadow="hidden" draw:shadow-offset-x="0.203cm" draw:shadow-offset-y="0.203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fill="solid" draw:fill-color="#ffdab4" draw:textarea-horizontal-align="justify" draw:textarea-vertical-align="middle" draw:auto-grow-height="false" fo:min-height="1.5cm" fo:min-width="4.5cm" draw:shadow="hidden" draw:shadow-offset-x="0.203cm" draw:shadow-offset-y="0.203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fill="solid" draw:fill-color="#ffffb4" draw:textarea-horizontal-align="justify" draw:textarea-vertical-align="middle" draw:auto-grow-height="false" fo:min-height="1.626cm" fo:min-width="2cm" draw:shadow="hidden" draw:shadow-offset-x="0.203cm" draw:shadow-offset-y="0.203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fill="solid" draw:fill-color="#ffdab4" draw:textarea-horizontal-align="justify" draw:textarea-vertical-align="middle" draw:auto-grow-height="false" fo:min-height="1.5cm" fo:min-width="4.5cm" draw:shadow="hidden" draw:shadow-offset-x="0.203cm" draw:shadow-offset-y="0.203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fill="solid" draw:fill-color="#ffdab4" draw:textarea-horizontal-align="justify" draw:textarea-vertical-align="middle" draw:auto-grow-height="false" fo:min-height="1.5cm" fo:min-width="4.5cm" draw:shadow="hidden" draw:shadow-offset-x="0.203cm" draw:shadow-offset-y="0.203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fill="solid" draw:fill-color="#ffffb4" draw:textarea-horizontal-align="justify" draw:textarea-vertical-align="middle" draw:auto-grow-height="false" fo:min-height="1.626cm" fo:min-width="2cm" draw:shadow="hidden" draw:shadow-offset-x="0.203cm" draw:shadow-offset-y="0.203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fill="solid" draw:fill-color="#ffdab4" draw:textarea-horizontal-align="justify" draw:textarea-vertical-align="middle" draw:auto-grow-height="false" fo:min-height="1.5cm" fo:min-width="4.5cm" draw:shadow="hidden" draw:shadow-offset-x="0.203cm" draw:shadow-offset-y="0.203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fill="solid" draw:fill-color="#ffdab4" draw:textarea-horizontal-align="justify" draw:textarea-vertical-align="middle" draw:auto-grow-height="false" fo:min-height="1.5cm" fo:min-width="4.5cm" draw:shadow="hidden" draw:shadow-offset-x="0.203cm" draw:shadow-offset-y="0.203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fill="solid" draw:fill-color="#ffffb4" draw:textarea-horizontal-align="justify" draw:textarea-vertical-align="middle" draw:auto-grow-height="false" fo:min-height="1.626cm" fo:min-width="2cm" draw:shadow="hidden" draw:shadow-offset-x="0.203cm" draw:shadow-offset-y="0.203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fill="solid" draw:fill-color="#ffdab4" draw:textarea-horizontal-align="justify" draw:textarea-vertical-align="middle" draw:auto-grow-height="false" fo:min-height="1.5cm" fo:min-width="4.5cm" draw:shadow="hidden" draw:shadow-offset-x="0.203cm" draw:shadow-offset-y="0.203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fill="solid" draw:fill-color="#ffdab4" draw:textarea-horizontal-align="justify" draw:textarea-vertical-align="middle" draw:auto-grow-height="false" fo:min-height="1.5cm" fo:min-width="4.5cm" draw:shadow="hidden" draw:shadow-offset-x="0.203cm" draw:shadow-offset-y="0.203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fill="solid" draw:fill-color="#ffffb4" draw:textarea-horizontal-align="justify" draw:textarea-vertical-align="middle" draw:auto-grow-height="false" fo:min-height="1.626cm" fo:min-width="2cm" draw:shadow="hidden" draw:shadow-offset-x="0.203cm" draw:shadow-offset-y="0.203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fill="solid" draw:fill-color="#ffdab4" draw:textarea-horizontal-align="justify" draw:textarea-vertical-align="middle" draw:auto-grow-height="false" fo:min-height="1.5cm" fo:min-width="4.5cm" draw:shadow="hidden" draw:shadow-offset-x="0.203cm" draw:shadow-offset-y="0.203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fill="solid" draw:fill-color="#ffdab4" draw:textarea-horizontal-align="justify" draw:textarea-vertical-align="middle" draw:auto-grow-height="false" fo:min-height="1.5cm" fo:min-width="4.5cm" draw:shadow="hidden" draw:shadow-offset-x="0.203cm" draw:shadow-offset-y="0.203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fill="solid" draw:fill-color="#ffffb4" draw:textarea-horizontal-align="justify" draw:textarea-vertical-align="middle" draw:auto-grow-height="false" fo:min-height="1.626cm" fo:min-width="2cm" draw:shadow="hidden" draw:shadow-offset-x="0.203cm" draw:shadow-offset-y="0.203cm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fill="solid" draw:fill-color="#ffdab4" draw:textarea-horizontal-align="justify" draw:textarea-vertical-align="middle" draw:auto-grow-height="false" fo:min-height="1.5cm" fo:min-width="4.5cm" draw:shadow="hidden" draw:shadow-offset-x="0.203cm" draw:shadow-offset-y="0.203cm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fill="solid" draw:fill-color="#ffdab4" draw:textarea-horizontal-align="justify" draw:textarea-vertical-align="middle" draw:auto-grow-height="false" fo:min-height="1.5cm" fo:min-width="4.5cm" draw:shadow="hidden" draw:shadow-offset-x="0.203cm" draw:shadow-offset-y="0.203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fill="solid" draw:fill-color="#ffffb4" draw:textarea-horizontal-align="justify" draw:textarea-vertical-align="middle" draw:auto-grow-height="false" fo:min-height="1.626cm" fo:min-width="2cm" draw:shadow="hidden" draw:shadow-offset-x="0.203cm" draw:shadow-offset-y="0.203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font-name="Aref Ruqaa" fo:font-size="24pt"/>
    </style:style>
    <style:style style:name="P4" style:family="paragraph">
      <loext:graphic-properties draw:fill="solid" draw:fill-color="#ffe994"/>
      <style:paragraph-properties fo:text-align="center" style:writing-mode="lr-tb"/>
      <style:text-properties style:font-name="Aref Ruqaa" fo:font-size="24pt"/>
    </style:style>
    <style:style style:name="P5" style:family="paragraph">
      <style:paragraph-properties fo:margin-top="0.42cm" fo:margin-bottom="0.35cm" fo:text-align="center"/>
      <style:text-properties style:font-name="Fixedsys 8514oem (Unicode)" fo:font-size="10pt" style:font-size-asian="10pt" style:font-size-complex="10pt"/>
    </style:style>
    <style:style style:name="P6" style:family="paragraph">
      <loext:graphic-properties draw:fill="solid" draw:fill-color="#ffb4b4"/>
      <style:paragraph-properties fo:margin-top="0.42cm" fo:margin-bottom="0.35cm" fo:text-align="center" style:writing-mode="lr-tb"/>
      <style:text-properties style:font-name="Fixedsys 8514oem (Unicode)" fo:font-size="10pt" style:font-size-asian="10pt" style:font-size-complex="10pt"/>
    </style:style>
    <style:style style:name="P7" style:family="paragraph">
      <style:paragraph-properties fo:margin-top="0.42cm" fo:margin-bottom="0.35cm" fo:text-align="center"/>
      <style:text-properties style:font-name="Fixedsys 8514oem (Unicode)" fo:font-size="10pt" fo:font-weight="normal" style:font-size-asian="10pt" style:font-weight-asian="normal" style:font-size-complex="10pt" style:font-weight-complex="normal"/>
    </style:style>
    <style:style style:name="P8" style:family="paragraph">
      <loext:graphic-properties draw:fill="solid" draw:fill-color="#ffdab4"/>
      <style:paragraph-properties fo:margin-top="0.42cm" fo:margin-bottom="0.35cm" fo:text-align="center" style:writing-mode="lr-tb"/>
      <style:text-properties style:font-name="Fixedsys 8514oem (Unicode)" fo:font-size="10pt" fo:font-weight="normal" style:font-size-asian="10pt" style:font-weight-asian="normal" style:font-size-complex="10pt" style:font-weight-complex="normal"/>
    </style:style>
    <style:style style:name="P9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10" style:family="paragraph">
      <loext:graphic-properties draw:fill="solid" draw:fill-color="#ffffb4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11" style:family="paragraph">
      <style:paragraph-properties fo:margin-left="0cm" fo:margin-right="0cm" fo:margin-top="0.42cm" fo:margin-bottom="0.35cm" fo:line-height="100%" fo:text-align="center" fo:text-indent="0cm"/>
      <style:text-properties fo:font-size="10pt" style:font-size-asian="10pt" style:font-size-complex="10pt"/>
    </style:style>
    <style:style style:name="P12" style:family="paragraph">
      <loext:graphic-properties draw:fill="solid" draw:fill-color="#ffffb4"/>
      <style:paragraph-properties fo:margin-left="0cm" fo:margin-right="0cm" fo:margin-top="0.42cm" fo:margin-bottom="0.35cm" fo:line-height="100%" fo:text-align="center" fo:text-indent="0cm" style:writing-mode="lr-tb"/>
      <style:text-properties fo:font-size="10pt" style:font-size-asian="10pt" style:font-size-complex="10pt"/>
    </style:style>
    <style:style style:name="P13" style:family="paragraph">
      <style:paragraph-properties fo:margin-left="0cm" fo:margin-right="0cm" fo:margin-top="0.42cm" fo:margin-bottom="0.35cm" fo:line-height="100%" fo:text-align="center" fo:text-indent="0cm"/>
      <style:text-properties style:font-name="Fixedsys 8514oem (Unicode)" fo:font-size="10pt" fo:font-weight="normal" style:font-size-asian="10pt" style:font-weight-asian="normal" style:font-size-complex="10pt" style:font-weight-complex="normal"/>
    </style:style>
    <style:style style:name="P14" style:family="paragraph">
      <loext:graphic-properties draw:fill="solid" draw:fill-color="#ffdab4"/>
      <style:paragraph-properties fo:margin-left="0cm" fo:margin-right="0cm" fo:margin-top="0.42cm" fo:margin-bottom="0.35cm" fo:line-height="100%" fo:text-align="center" fo:text-indent="0cm" style:writing-mode="lr-tb"/>
      <style:text-properties style:font-name="Fixedsys 8514oem (Unicode)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Aref Ruqaa" fo:font-size="24pt"/>
    </style:style>
    <style:style style:name="T2" style:family="text">
      <style:text-properties style:font-name="Fixedsys 8514oem (Unicode)" fo:font-size="10pt" style:font-size-asian="10pt" style:font-size-complex="10pt"/>
    </style:style>
    <style:style style:name="T3" style:family="text">
      <style:text-properties style:font-name="Fixedsys 8514oem (Unicode)" fo:font-size="8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Fixedsys 8514oem (Unicode)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7.1cm" svg:y1="14.7cm" svg:x2="10.85cm" svg:y2="14.7cm">
          <text:p text:style-name="P1">True</text:p>
        </draw:line>
        <draw:custom-shape draw:style-name="gr2" draw:text-style-name="P4" draw:layer="layout" svg:width="5cm" svg:height="2.25cm" svg:x="2.2cm" svg:y="1.3cm">
          <text:p text:style-name="P3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4.7cm" svg:y1="3.55cm" svg:x2="4.7cm" svg:y2="6.05cm">
          <text:p/>
        </draw:line>
        <draw:line draw:style-name="gr3" draw:text-style-name="P2" draw:layer="layout" svg:x1="4.7cm" svg:y1="7.8cm" svg:x2="4.7cm" svg:y2="10.3cm">
          <text:p/>
        </draw:line>
        <draw:line draw:style-name="gr1" draw:text-style-name="P2" draw:layer="layout" svg:x1="4.7cm" svg:y1="16.05cm" svg:x2="4.7cm" svg:y2="18.55cm">
          <text:p text:style-name="P1">False</text:p>
        </draw:line>
        <draw:custom-shape draw:style-name="gr4" draw:text-style-name="P6" draw:layer="layout" svg:width="5cm" svg:height="1.75cm" svg:x="2.2cm" svg:y="6.05cm">
          <text:p text:style-name="P5"><text:span text:style-name="T2">Get </text:span><text:span text:style-name="T2">password </text:span><text:span text:style-name="T2">from </text:span><text:span text:style-name="T2">user.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8" draw:layer="layout" svg:width="5cm" svg:height="1.75cm" svg:x="2.2cm" svg:y="10.3cm">
          <text:p text:style-name="P7"><text:span text:style-name="T3">Create empty </text:span><text:span text:style-name="T3">feedback message </text:span><text:span text:style-name="T3">variable.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5cm" svg:height="3.75cm" svg:x="2.2cm" svg:y="12.8cm">
          <text:p text:style-name="P9"><text:span text:style-name="T4">Does password </text:span><text:span text:style-name="T4">contain 'password'? 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8" draw:layer="layout" svg:width="5cm" svg:height="1.75cm" svg:x="10.85cm" svg:y="13.7cm">
          <text:p text:style-name="P7"><text:span text:style-name="T5">Password </text:span><text:span text:style-name="T5">cannot </text:span><text:span text:style-name="T5">contain </text:span><text:span text:style-name="T5">'password</text:span><text:span text:style-name="T5">'.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3.45cm" svg:y1="13.55cm" svg:x2="7.2cm" svg:y2="11.3cm">
          <text:p/>
        </draw:line>
        <draw:custom-shape draw:style-name="gr6" draw:text-style-name="P12" draw:layer="layout" svg:width="5cm" svg:height="3.75cm" svg:x="2.2cm" svg:y="18.3cm">
          <text:p text:style-name="P11"><text:span text:style-name="T4">Is password </text:span><text:span text:style-name="T4">length &gt; 8? 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" draw:text-style-name="P2" draw:layer="layout" svg:x1="4.7cm" svg:y1="12.05cm" svg:x2="4.7cm" svg:y2="13.55cm">
          <text:p/>
        </draw:line>
        <draw:custom-shape draw:style-name="gr6" draw:text-style-name="P10" draw:layer="layout" svg:width="5cm" svg:height="3.75cm" svg:x="2.2cm" svg:y="12.8cm">
          <text:p text:style-name="P9"><text:span text:style-name="T4">Does password </text:span><text:span text:style-name="T4">contain 'password'? 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4" draw:layer="layout" svg:width="5cm" svg:height="1.75cm" svg:x="10.95cm" svg:y="19.3cm">
          <text:p text:style-name="P13"><text:span text:style-name="T5">Password must be &gt; 8 </text:span><text:span text:style-name="T5">characters.</text:span></text:p>
          <draw:enhanced-geometry svg:viewBox="0 0 21600 21600" draw:type="rectangle" draw:enhanced-path="M 0 0 L 21600 0 21600 21600 0 21600 0 0 Z N"/>
        </draw:custom-shape>
        <draw:line draw:style-name="gr1" draw:text-style-name="P2" draw:layer="layout" svg:x1="7.1cm" svg:y1="20.1cm" svg:x2="10.85cm" svg:y2="20.1cm">
          <text:p text:style-name="P1">False</text:p>
        </draw:line>
        <draw:custom-shape draw:style-name="gr7" draw:text-style-name="P14" draw:layer="layout" svg:width="5cm" svg:height="1.75cm" svg:x="10.95cm" svg:y="19.3cm">
          <text:p text:style-name="P13"><text:span text:style-name="T5">Password </text:span><text:span text:style-name="T5">must be &gt; </text:span><text:span text:style-name="T5">8 </text:span><text:span text:style-name="T5">character</text:span><text:span text:style-name="T5">s.</text:span></text:p>
          <draw:enhanced-geometry svg:viewBox="0 0 21600 21600" draw:type="rectangle" draw:enhanced-path="M 0 0 L 21600 0 21600 21600 0 21600 0 0 Z N"/>
        </draw:custom-shape>
        <draw:line draw:style-name="gr1" draw:text-style-name="P2" draw:layer="layout" svg:x1="7.1cm" svg:y1="20.1cm" svg:x2="10.85cm" svg:y2="20.1cm">
          <text:p text:style-name="P1">False</text:p>
        </draw:line>
        <draw:custom-shape draw:style-name="gr8" draw:text-style-name="P12" draw:layer="layout" svg:width="5cm" svg:height="3.75cm" svg:x="2.2cm" svg:y="23.3cm">
          <text:p text:style-name="P11"><text:span text:style-name="T4">Is first character a </text:span><text:span text:style-name="T4">number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14" draw:layer="layout" svg:width="5cm" svg:height="1.75cm" svg:x="10.95cm" svg:y="24.3cm">
          <text:p text:style-name="P13"><text:span text:style-name="T5">Password must </text:span><text:span text:style-name="T5">be &gt; 8 </text:span><text:span text:style-name="T5">characters.</text:span></text:p>
          <draw:enhanced-geometry svg:viewBox="0 0 21600 21600" draw:type="rectangle" draw:enhanced-path="M 0 0 L 21600 0 21600 21600 0 21600 0 0 Z N"/>
        </draw:custom-shape>
        <draw:line draw:style-name="gr1" draw:text-style-name="P2" draw:layer="layout" svg:x1="7.1cm" svg:y1="25.1cm" svg:x2="10.85cm" svg:y2="25.1cm">
          <text:p text:style-name="P1">True</text:p>
        </draw:line>
        <draw:custom-shape draw:style-name="gr10" draw:text-style-name="P14" draw:layer="layout" svg:width="5cm" svg:height="1.75cm" svg:x="10.95cm" svg:y="24.3cm">
          <text:p text:style-name="P13"><text:span text:style-name="T5">First </text:span><text:span text:style-name="T5">character </text:span><text:span text:style-name="T5">cannot be a </text:span><text:span text:style-name="T5">number.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1cm" svg:y1="25.1cm" svg:x2="10.85cm" svg:y2="25.1cm">
          <text:p/>
        </draw:line>
        <draw:custom-shape draw:style-name="gr11" draw:text-style-name="P12" draw:layer="layout" svg:width="5cm" svg:height="3.75cm" svg:x="2.2cm" svg:y="28.3cm">
          <text:p text:style-name="P11"><text:span text:style-name="T4">Is first </text:span><text:span text:style-name="T4">character </text:span><text:span text:style-name="T4">a special </text:span><text:span text:style-name="T4">characte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" draw:text-style-name="P14" draw:layer="layout" svg:width="5cm" svg:height="1.75cm" svg:x="10.95cm" svg:y="29.3cm">
          <text:p text:style-name="P13"><text:span text:style-name="T5">Password </text:span><text:span text:style-name="T5">must be &gt; 8 </text:span><text:span text:style-name="T5">characters.</text:span></text:p>
          <draw:enhanced-geometry svg:viewBox="0 0 21600 21600" draw:type="rectangle" draw:enhanced-path="M 0 0 L 21600 0 21600 21600 0 21600 0 0 Z N"/>
        </draw:custom-shape>
        <draw:line draw:style-name="gr1" draw:text-style-name="P2" draw:layer="layout" svg:x1="7.1cm" svg:y1="30.1cm" svg:x2="10.85cm" svg:y2="30.1cm">
          <text:p text:style-name="P1">True</text:p>
        </draw:line>
        <draw:custom-shape draw:style-name="gr13" draw:text-style-name="P14" draw:layer="layout" svg:width="5cm" svg:height="1.75cm" svg:x="10.95cm" svg:y="29.3cm">
          <text:p text:style-name="P13"><text:span text:style-name="T5">First character </text:span><text:span text:style-name="T5">cannot be a special </text:span><text:span text:style-name="T5">character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1cm" svg:y1="30.1cm" svg:x2="10.85cm" svg:y2="30.1cm">
          <text:p/>
        </draw:line>
        <draw:custom-shape draw:style-name="gr14" draw:text-style-name="P12" draw:layer="layout" svg:width="5cm" svg:height="3.75cm" svg:x="2.2cm" svg:y="33.3cm">
          <text:p text:style-name="P11"><text:span text:style-name="T4">Is last </text:span><text:span text:style-name="T4">character </text:span><text:span text:style-name="T4">a special </text:span><text:span text:style-name="T4">characte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5" draw:text-style-name="P14" draw:layer="layout" svg:width="5cm" svg:height="1.75cm" svg:x="10.95cm" svg:y="34.3cm">
          <text:p text:style-name="P13"><text:span text:style-name="T5">Password must be &gt; 8 </text:span><text:span text:style-name="T5">characters.</text:span></text:p>
          <draw:enhanced-geometry svg:viewBox="0 0 21600 21600" draw:type="rectangle" draw:enhanced-path="M 0 0 L 21600 0 21600 21600 0 21600 0 0 Z N"/>
        </draw:custom-shape>
        <draw:line draw:style-name="gr1" draw:text-style-name="P2" draw:layer="layout" svg:x1="7.1cm" svg:y1="35.1cm" svg:x2="10.85cm" svg:y2="35.1cm">
          <text:p text:style-name="P1">True</text:p>
        </draw:line>
        <draw:custom-shape draw:style-name="gr16" draw:text-style-name="P14" draw:layer="layout" svg:width="5cm" svg:height="1.75cm" svg:x="10.95cm" svg:y="34.3cm">
          <text:p text:style-name="P13"><text:span text:style-name="T5">Last </text:span><text:span text:style-name="T5">character </text:span><text:span text:style-name="T5">cannot be a </text:span><text:span text:style-name="T5">special </text:span><text:span text:style-name="T5">character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1cm" svg:y1="35.1cm" svg:x2="10.85cm" svg:y2="35.1cm">
          <text:p/>
        </draw:line>
        <draw:custom-shape draw:style-name="gr17" draw:text-style-name="P12" draw:layer="layout" svg:width="5cm" svg:height="3.75cm" svg:x="1.95cm" svg:y="38.05cm">
          <text:p text:style-name="P11"><text:span text:style-name="T4">Contains at least </text:span><text:span text:style-name="T4">one uppercase </text:span><text:span text:style-name="T4">characte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" draw:text-style-name="P14" draw:layer="layout" svg:width="5cm" svg:height="1.75cm" svg:x="10.7cm" svg:y="39.05cm">
          <text:p text:style-name="P13"><text:span text:style-name="T5">Password must be &gt; </text:span><text:span text:style-name="T5">8 characters.</text:span></text:p>
          <draw:enhanced-geometry svg:viewBox="0 0 21600 21600" draw:type="rectangle" draw:enhanced-path="M 0 0 L 21600 0 21600 21600 0 21600 0 0 Z N"/>
        </draw:custom-shape>
        <draw:line draw:style-name="gr1" draw:text-style-name="P2" draw:layer="layout" svg:x1="6.85cm" svg:y1="39.85cm" svg:x2="10.6cm" svg:y2="39.85cm">
          <text:p text:style-name="P1">False</text:p>
        </draw:line>
        <draw:line draw:style-name="gr1" draw:text-style-name="P2" draw:layer="layout" svg:x1="4.5cm" svg:y1="41.25cm" svg:x2="4.5cm" svg:y2="43.25cm">
          <text:p text:style-name="P1">True</text:p>
        </draw:line>
        <draw:custom-shape draw:style-name="gr19" draw:text-style-name="P14" draw:layer="layout" svg:width="5cm" svg:height="1.75cm" svg:x="10.7cm" svg:y="39.05cm">
          <text:p text:style-name="P13"><text:span text:style-name="T5">Password must contain atleast one uppercase character.</text:span></text:p>
          <draw:enhanced-geometry svg:viewBox="0 0 21600 21600" draw:type="rectangle" draw:enhanced-path="M 0 0 L 21600 0 21600 21600 0 21600 0 0 Z N"/>
        </draw:custom-shape>
        <draw:line draw:style-name="gr1" draw:text-style-name="P2" draw:layer="layout" svg:x1="6.85cm" svg:y1="39.85cm" svg:x2="10.6cm" svg:y2="39.85cm">
          <text:p text:style-name="P1">False</text:p>
        </draw:line>
        <draw:custom-shape draw:style-name="gr20" draw:text-style-name="P12" draw:layer="layout" svg:width="5cm" svg:height="3.75cm" svg:x="1.95cm" svg:y="43.05cm">
          <text:p text:style-name="P11"><text:span text:style-name="T4">Contains at least one lowercase characte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1" draw:text-style-name="P14" draw:layer="layout" svg:width="5cm" svg:height="1.75cm" svg:x="10.7cm" svg:y="44.05cm">
          <text:p text:style-name="P13"><text:span text:style-name="T5">Password must be &gt; 8 characters.</text:span></text:p>
          <draw:enhanced-geometry svg:viewBox="0 0 21600 21600" draw:type="rectangle" draw:enhanced-path="M 0 0 L 21600 0 21600 21600 0 21600 0 0 Z N"/>
        </draw:custom-shape>
        <draw:line draw:style-name="gr1" draw:text-style-name="P2" draw:layer="layout" svg:x1="6.85cm" svg:y1="44.85cm" svg:x2="10.6cm" svg:y2="44.85cm">
          <text:p text:style-name="P1">False</text:p>
        </draw:line>
        <draw:custom-shape draw:style-name="gr22" draw:text-style-name="P14" draw:layer="layout" svg:width="5cm" svg:height="1.75cm" svg:x="10.7cm" svg:y="44.05cm">
          <text:p text:style-name="P13"><text:span text:style-name="T5">Password must contain atleast one lowercase character.</text:span></text:p>
          <draw:enhanced-geometry svg:viewBox="0 0 21600 21600" draw:type="rectangle" draw:enhanced-path="M 0 0 L 21600 0 21600 21600 0 21600 0 0 Z N"/>
        </draw:custom-shape>
        <draw:line draw:style-name="gr1" draw:text-style-name="P2" draw:layer="layout" svg:x1="6.85cm" svg:y1="44.85cm" svg:x2="10.6cm" svg:y2="44.85cm">
          <text:p text:style-name="P1">False</text:p>
        </draw:line>
        <draw:custom-shape draw:style-name="gr23" draw:text-style-name="P12" draw:layer="layout" svg:width="5cm" svg:height="3.75cm" svg:x="1.95cm" svg:y="48.05cm">
          <text:p text:style-name="P11"><text:span text:style-name="T4">Contains at least one number.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4" draw:text-style-name="P14" draw:layer="layout" svg:width="5cm" svg:height="1.75cm" svg:x="10.7cm" svg:y="49.05cm">
          <text:p text:style-name="P13"><text:span text:style-name="T5">Password must be &gt; 8 characters.</text:span></text:p>
          <draw:enhanced-geometry svg:viewBox="0 0 21600 21600" draw:type="rectangle" draw:enhanced-path="M 0 0 L 21600 0 21600 21600 0 21600 0 0 Z N"/>
        </draw:custom-shape>
        <draw:line draw:style-name="gr1" draw:text-style-name="P2" draw:layer="layout" svg:x1="6.85cm" svg:y1="49.85cm" svg:x2="10.6cm" svg:y2="49.85cm">
          <text:p text:style-name="P1">False</text:p>
        </draw:line>
        <draw:custom-shape draw:style-name="gr25" draw:text-style-name="P14" draw:layer="layout" svg:width="5cm" svg:height="1.75cm" svg:x="10.7cm" svg:y="49.05cm">
          <text:p text:style-name="P13"><text:span text:style-name="T5">Password must contain atleast one number.</text:span></text:p>
          <draw:enhanced-geometry svg:viewBox="0 0 21600 21600" draw:type="rectangle" draw:enhanced-path="M 0 0 L 21600 0 21600 21600 0 21600 0 0 Z N"/>
        </draw:custom-shape>
        <draw:line draw:style-name="gr1" draw:text-style-name="P2" draw:layer="layout" svg:x1="6.85cm" svg:y1="49.85cm" svg:x2="10.6cm" svg:y2="49.85cm">
          <text:p text:style-name="P1">False</text:p>
        </draw:line>
        <draw:custom-shape draw:style-name="gr26" draw:text-style-name="P12" draw:layer="layout" svg:width="5cm" svg:height="3.75cm" svg:x="1.95cm" svg:y="53.05cm">
          <text:p text:style-name="P11"><text:span text:style-name="T4">Contains at least one special characte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7" draw:text-style-name="P14" draw:layer="layout" svg:width="5cm" svg:height="1.75cm" svg:x="10.7cm" svg:y="54.05cm">
          <text:p text:style-name="P13"><text:span text:style-name="T5">Password must be &gt; 8 characters.</text:span></text:p>
          <draw:enhanced-geometry svg:viewBox="0 0 21600 21600" draw:type="rectangle" draw:enhanced-path="M 0 0 L 21600 0 21600 21600 0 21600 0 0 Z N"/>
        </draw:custom-shape>
        <draw:line draw:style-name="gr1" draw:text-style-name="P2" draw:layer="layout" svg:x1="6.85cm" svg:y1="54.85cm" svg:x2="10.6cm" svg:y2="54.85cm">
          <text:p text:style-name="P1">False</text:p>
        </draw:line>
        <draw:custom-shape draw:style-name="gr28" draw:text-style-name="P14" draw:layer="layout" svg:width="5cm" svg:height="1.75cm" svg:x="10.7cm" svg:y="54.05cm">
          <text:p text:style-name="P13"><text:span text:style-name="T5">Password must contain atleast one special character.</text:span></text:p>
          <draw:enhanced-geometry svg:viewBox="0 0 21600 21600" draw:type="rectangle" draw:enhanced-path="M 0 0 L 21600 0 21600 21600 0 21600 0 0 Z N"/>
        </draw:custom-shape>
        <draw:line draw:style-name="gr1" draw:text-style-name="P2" draw:layer="layout" svg:x1="6.85cm" svg:y1="54.85cm" svg:x2="10.6cm" svg:y2="54.85cm">
          <text:p text:style-name="P1">False</text:p>
        </draw:line>
        <draw:custom-shape draw:style-name="gr4" draw:text-style-name="P6" draw:layer="layout" svg:width="5cm" svg:height="1.75cm" svg:x="2.2cm" svg:y="58.05cm">
          <text:p text:style-name="P5"><text:span text:style-name="T2">Display feedback message variable. 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draw:layer="layout" svg:width="5cm" svg:height="2.25cm" svg:x="1.95cm" svg:y="62.3cm">
          <text:p text:style-name="P3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9" draw:text-style-name="P12" draw:layer="layout" svg:width="5cm" svg:height="3.75cm" svg:x="1.95cm" svg:y="53.05cm">
          <text:p text:style-name="P11"><text:span text:style-name="T4">Contains at least one special character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3" draw:text-style-name="P2" draw:layer="layout" svg:x1="4.45cm" svg:y1="59.55cm" svg:x2="4.5cm" svg:y2="62.25cm">
          <text:p/>
        </draw:line>
        <draw:line draw:style-name="gr1" draw:text-style-name="P2" draw:layer="layout" svg:x1="4.5cm" svg:y1="56cm" svg:x2="4.5cm" svg:y2="58cm">
          <text:p text:style-name="P1">True</text:p>
        </draw:line>
        <draw:line draw:style-name="gr1" draw:text-style-name="P2" draw:layer="layout" svg:x1="4.5cm" svg:y1="51.25cm" svg:x2="4.5cm" svg:y2="53.25cm">
          <text:p text:style-name="P1">True</text:p>
        </draw:line>
        <draw:line draw:style-name="gr1" draw:text-style-name="P2" draw:layer="layout" svg:x1="4.5cm" svg:y1="46cm" svg:x2="4.5cm" svg:y2="48.5cm">
          <text:p text:style-name="P1">True</text:p>
        </draw:line>
        <draw:line draw:style-name="gr1" draw:text-style-name="P2" draw:layer="layout" svg:x1="4.5cm" svg:y1="36.25cm" svg:x2="4.5cm" svg:y2="38.25cm">
          <text:p text:style-name="P1">False</text:p>
        </draw:line>
        <draw:line draw:style-name="gr1" draw:text-style-name="P2" draw:layer="layout" svg:x1="4.75cm" svg:y1="31.5cm" svg:x2="4.75cm" svg:y2="34cm">
          <text:p text:style-name="P1">False</text:p>
        </draw:line>
        <draw:line draw:style-name="gr1" draw:text-style-name="P2" draw:layer="layout" svg:x1="4.75cm" svg:y1="26.5cm" svg:x2="4.75cm" svg:y2="29cm">
          <text:p text:style-name="P1">False</text:p>
        </draw:line>
        <draw:line draw:style-name="gr1" draw:text-style-name="P2" draw:layer="layout" svg:x1="4.6cm" svg:y1="20.7cm" svg:x2="4.65cm" svg:y2="23.65cm">
          <text:p text:style-name="P1">True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ef Ruqaa" svg:font-family="'Aref Ruqaa'" style:font-adornments="Regular" style:font-pitch="variable"/>
    <style:font-face style:name="Fixedsys 8514oem (Unicode)" svg:font-family="'Fixedsys 8514oem (Unicode)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78cm" fo:page-height="66.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9-19T09:29:31.074389000</meta:creation-date>
    <dc:date>2025-09-22T08:15:17.477401600</dc:date>
    <meta:editing-duration>PT1H8M53S</meta:editing-duration>
    <meta:editing-cycles>26</meta:editing-cycles>
    <meta:generator>LibreOffice/25.8.1.1$Windows_X86_64 LibreOffice_project/54047653041915e595ad4e45cccea684809c77b5</meta:generator>
    <meta:document-statistic meta:object-count="64"/>
  </office:meta>
</office:document-meta>
</file>